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4fe" officeooo:paragraph-rsid="000df4fe"/>
    </style:style>
    <style:style style:name="P2" style:family="paragraph" style:parent-style-name="Standard">
      <style:text-properties officeooo:rsid="001032ab" officeooo:paragraph-rsid="001032ab"/>
    </style:style>
    <style:style style:name="P3" style:family="paragraph" style:parent-style-name="Standard">
      <style:paragraph-properties fo:break-before="page"/>
      <style:text-properties officeooo:rsid="001032ab" officeooo:paragraph-rsid="001032ab"/>
    </style:style>
    <style:style style:name="T1" style:family="text">
      <style:text-properties officeooo:rsid="000b2cde"/>
    </style:style>
    <style:style style:name="T2" style:family="text">
      <style:text-properties officeooo:rsid="000ce4d6"/>
    </style:style>
    <style:style style:name="T3" style:family="text">
      <style:text-properties officeooo:rsid="000d3796"/>
    </style:style>
    <style:style style:name="T4" style:family="text">
      <style:text-properties officeooo:rsid="000f8f9c"/>
    </style:style>
    <style:style style:name="T5" style:family="text">
      <style:text-properties officeooo:rsid="00111a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5EFgrp1</text:span><text:line-break/>- BARADJI Ayoub<text:line-break/>- BENAMAR BLKEBIR Kenzy<text:line-break/>- BOURHANE <text:span text:style-name="T2">Dj</text:span>amila<text:line-break/>- CAO Guillaume<text:line-break/>- COULIBALY Zainabe<text:line-break/>- EL MOUSSI Youssef Rayan<text:line-break/>- GUIKAHUIE Mah<text:line-break/>- HUYNH Duy<text:line-break/>- JOCELYN Therese<text:line-break/>- MESSAOUDENE Rabab<text:line-break/>- MUSTAFA Me<text:span text:style-name="T2">fail</text:span><text:line-break/>- SEMEDO DOS SANTOS Meilly<text:line-break/>- SHPYNTA Pavlo<text:line-break/>- STEFAN Jasmin-Saida<text:line-break/>- ZEROUALI Dina<text:line-break/><text:line-break/><text:span text:style-name="T1">5EFgrp2</text:span><text:line-break/>- BARRY Boubakar<text:line-break/>- BEN SLAMA Jaida<text:line-break/>- BERRANDOU Mohammed<text:line-break/>- CHELALI Abdelaziz<text:line-break/>- DIARISSO Ne<text:span text:style-name="T2">n</text:span>e<text:line-break/>- ELHAMDI Sihem<text:line-break/>- HAMACHI Ayoub<text:line-break/>- HELALI Adam<text:line-break/>- KR<text:span text:style-name="T3">E</text:span>VCHENKO Mykhailo<text:line-break/>- LECONTE Kendra<text:line-break/>- MOUNIB Lodj<text:span text:style-name="T3">ai</text:span>n Romaissa<text:line-break/>- NGALASIMBWESSO Agréable<text:line-break/>- SACKO Nafyssa<text:line-break/>- SAMB Mame<text:line-break/>- YEO Fanga Rayane Fadil</text:p>
      <text:p text:style-name="Standard"/>
      <text:p text:style-name="P1">5EFgrp3</text:p>
      <text:p text:style-name="P1">- ADRACHIS<text:span text:style-name="T4">AID</text:span> Jowad<text:line-break/>- ARBIAB Sirine<text:line-break/>- BARUTI Ritch<text:span text:style-name="T4">i</text:span><text:line-break/>- CAMARA Aicha<text:line-break/>- PIERRE-LOUIS Belinda<text:line-break/>- BGHAOUI Adam<text:line-break/>- CENALUS Tanya<text:line-break/>- CHELQI Yasmine<text:line-break/>- DA MOTA BIZET Keylian<text:line-break/>- MENDES FURTADO Rodrigo<text:line-break/>- MFUKULU Melisa<text:line-break/>- RANDRIANANJA Lohan<text:line-break/>- ZEROUALI Farah</text:p>
      <text:p text:style-name="P1"/>
      <text:p text:style-name="P2"/>
      <text:p text:style-name="P3">6EFgrp1</text:p>
      <text:p text:style-name="P2">- AIT MAMMAR Yanis<text:line-break/>- BADACHE Yellana<text:line-break/>- BAGAYOKO Aladji Fode<text:line-break/>- BAZOUCHE Allaoua<text:line-break/>- BERRANDOU Aminah<text:line-break/>- COELHO Lyla Souad<text:line-break/>- DELLALI Leyel<text:line-break/>- DOGAN Sude Nur<text:line-break/>- ESSAAFI Adam<text:line-break/>- GOUIN Moise<text:line-break/>- HACHANI Hamouda<text:line-break/>- KHMARNA Mylana<text:line-break/>- LARTIGUE MORVILLE Timéo<text:line-break/>- MAKADJI Messeoude<text:line-break/>- MANSOURI Wissem<text:line-break/>- POTTIER Théo<text:line-break/>- SIBY Fousseny<text:line-break/>- SISOKO Nassoun-Mari<text:line-break/><text:line-break/>6EFgrp2<text:line-break/>- AZBAYRY Adam<text:line-break/>- BENAYAD Amina<text:line-break/>- BENKERRI H<text:span text:style-name="T5">e</text:span>lycia<text:line-break/>- BENSALEM Lyna<text:line-break/>- BOURAGBA Ilyés<text:line-break/>- CELESTIN Nella<text:line-break/>- CHAGA George Alane<text:line-break/>- DABE Inès<text:line-break/>- DIARRA Silly<text:line-break/>- ELGHOR Adem<text:line-break/>- FLEURISSANT Adriana<text:line-break/>- LEBAL Lisa<text:line-break/>- LOPES MONTEIRO Dylan<text:line-break/>- MAZED Ilyas<text:line-break/>- NSAWU MANZA Elvine<text:line-break/>- RAMDANI Hocine<text:line-break/>- SIBY Ismael Asse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7:51:28.646000000</meta:creation-date>
    <dc:date>2024-10-15T18:31:09.551000000</dc:date>
    <meta:editing-duration>PT39M38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5" meta:word-count="260" meta:character-count="1469" meta:non-whitespace-character-count="1212"/>
  </office:meta>
</office:document-meta>
</file>